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0553" officeooo:paragraph-rsid="00130553"/>
    </style:style>
    <style:style style:name="P2" style:family="paragraph" style:parent-style-name="Standard">
      <style:text-properties officeooo:paragraph-rsid="00130553"/>
    </style:style>
    <style:style style:name="P3" style:family="paragraph" style:parent-style-name="Standard">
      <style:text-properties fo:font-style="normal" style:text-underline-style="none" fo:font-weight="bold" officeooo:rsid="000d15cb" officeooo:paragraph-rsid="0014b364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none" fo:font-weight="bold" officeooo:rsid="000b6e28" officeooo:paragraph-rsid="0014b364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09d262" officeooo:paragraph-rsid="0014b364"/>
    </style:style>
    <style:style style:name="P6" style:family="paragraph" style:parent-style-name="Standard">
      <style:text-properties officeooo:rsid="000b6e28" officeooo:paragraph-rsid="0014b364"/>
    </style:style>
    <style:style style:name="P7" style:family="paragraph" style:parent-style-name="Standard">
      <style:text-properties officeooo:paragraph-rsid="0014b364"/>
    </style:style>
    <style:style style:name="P8" style:family="paragraph" style:parent-style-name="Text_20_body">
      <style:text-properties fo:font-style="normal" style:text-underline-style="none" fo:font-weight="bold" officeooo:rsid="001531de" officeooo:paragraph-rsid="001531de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font-style="normal" style:text-underline-style="none" fo:font-weight="bold" officeooo:rsid="001818fc" officeooo:paragraph-rsid="001818fc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paragraph-rsid="0014b364"/>
    </style:style>
    <style:style style:name="P11" style:family="paragraph" style:parent-style-name="Text_20_body">
      <style:text-properties officeooo:rsid="001531de" officeooo:paragraph-rsid="001531de"/>
    </style:style>
    <style:style style:name="P12" style:family="paragraph" style:parent-style-name="Text_20_body">
      <style:text-properties fo:font-weight="bold" officeooo:rsid="001531de" officeooo:paragraph-rsid="001531de" style:font-weight-asian="bold" style:font-weight-complex="bold"/>
    </style:style>
    <style:style style:name="P13" style:family="paragraph" style:parent-style-name="Text_20_body">
      <style:text-properties officeooo:rsid="0016a26d" officeooo:paragraph-rsid="0016a26d"/>
    </style:style>
    <style:style style:name="P14" style:family="paragraph" style:parent-style-name="Text_20_body">
      <style:paragraph-properties fo:text-align="start" style:justify-single-word="false"/>
      <style:text-properties officeooo:rsid="0016a26d" officeooo:paragraph-rsid="0016a26d"/>
    </style:style>
    <style:style style:name="P15" style:family="paragraph" style:parent-style-name="Text_20_body">
      <style:paragraph-properties fo:text-align="start" style:justify-single-word="false"/>
      <style:text-properties officeooo:rsid="001818fc" officeooo:paragraph-rsid="001818fc"/>
    </style:style>
    <style:style style:name="P16" style:family="paragraph" style:parent-style-name="Text_20_body">
      <style:text-properties officeooo:rsid="001818fc" officeooo:paragraph-rsid="001818fc"/>
    </style:style>
    <style:style style:name="P17" style:family="paragraph" style:parent-style-name="Heading_20_1">
      <style:text-properties officeooo:paragraph-rsid="00130553"/>
    </style:style>
    <style:style style:name="P18" style:family="paragraph" style:parent-style-name="Heading_20_1">
      <style:text-properties fo:font-style="normal" style:text-underline-style="none" fo:font-weight="bold" officeooo:rsid="0014b364" officeooo:paragraph-rsid="0014b364" style:font-style-asian="normal" style:font-weight-asian="bold" style:font-style-complex="normal" style:font-weight-complex="bold"/>
    </style:style>
    <style:style style:name="T1" style:family="text">
      <style:text-properties officeooo:rsid="0013055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6a26d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officeooo:rsid="000b6e28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normal" officeooo:rsid="0016a26d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0b6e28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0b6e28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bold" officeooo:rsid="0014b364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6a26d" style:font-weight-asian="normal" style:font-weight-complex="normal"/>
    </style:style>
    <style:style style:name="T24" style:family="text">
      <style:text-properties officeooo:rsid="0016a2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os musicos</text:p>
      <text:p text:style-name="P1"><text:tab/><text:a xlink:type="simple" xlink:href="#2.ELECTRO |outline" text:style-name="Internet_20_link" text:visited-style-name="Visited_20_Internet_20_Link">electro</text:a></text:p>
      <text:p text:style-name="P1"><text:tab/><text:a xlink:type="simple" xlink:href="#3.POP|outline" text:style-name="Internet_20_link" text:visited-style-name="Visited_20_Internet_20_Link">pop</text:a></text:p>
      <text:p text:style-name="P1"><text:tab/><text:a xlink:type="simple" xlink:href="#4.ROCK|outline" text:style-name="Internet_20_link" text:visited-style-name="Visited_20_Internet_20_Link">rock</text:a></text:p>
      <text:p text:style-name="P1"><text:tab/><text:a xlink:type="simple" xlink:href="#5.PIANO|outline" text:style-name="Internet_20_link" text:visited-style-name="Visited_20_Internet_20_Link">piano</text:a></text:p>
      <text:p text:style-name="P2"><text:span text:style-name="T1"><text:tab/>classic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Heading_20_1" text:outline-level="1">ELECTRO<text:tab/></text:h>
      <text:p text:style-name="P5"/>
      <text:p text:style-name="P5"/>
      <text:p text:style-name="P6"><text:span text:style-name="T12">FLUME<text:tab/><text:tab/><text:tab/></text:span><text:a xlink:type="simple" xlink:href="https://www.youtube.com/watch?v=ek7cafqgYB4" text:style-name="Internet_20_link" text:visited-style-name="Visited_20_Internet_20_Link"><text:span text:style-name="T13">video</text:span></text:a><text:span text:style-name="T16"><text:tab/><text:tab/></text:span><text:a xlink:type="simple" xlink:href="http://www.azlyrics.com/lyrics/flume/sayit.html" text:style-name="Internet_20_link" text:visited-style-name="Visited_20_Internet_20_Link"><text:span text:style-name="T9">letra</text:span></text:a></text:p>
      <text:p text:style-name="P6"/>
      <text:p text:style-name="P7"><text:span text:style-name="T18">CHAINSMOKERS<text:tab/><text:tab/></text:span><text:a xlink:type="simple" xlink:href="https://www.youtube.com/watch?v=8NihKdGqcz8" text:style-name="Internet_20_link" text:visited-style-name="Visited_20_Internet_20_Link"><text:span text:style-name="T15">video</text:span></text:a><text:span text:style-name="T18"><text:tab/><text:tab/></text:span><text:a xlink:type="simple" xlink:href="http://www.azlyrics.com/lyrics/chainsmokers/closer.html" text:style-name="Internet_20_link" text:visited-style-name="Visited_20_Internet_20_Link"><text:span text:style-name="T7">letra</text:span></text:a></text:p>
      <text:p text:style-name="P4"/>
      <text:p text:style-name="P3">HALSEY <text:s text:c="3"/><text:tab/><text:tab/><text:tab/><text:a xlink:type="simple" xlink:href="https://www.youtube.com/watch?v=TJUVNg5zxAs&amp;spfreload=10" text:style-name="Internet_20_link" text:visited-style-name="Visited_20_Internet_20_Link"><text:span text:style-name="T3">video</text:span></text:a><text:span text:style-name="T5"><text:tab/><text:tab/></text:span><text:a xlink:type="simple" xlink:href="http://www.azlyrics.com/lyrics/halsey/colors.html" text:style-name="Internet_20_link" text:visited-style-name="Visited_20_Internet_20_Link"><text:span text:style-name="T6">letra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1"><text:soft-page-break/>POP</text:h>
      <text:p text:style-name="P10"/>
      <text:p text:style-name="P11"><text:span text:style-name="T19">2</text:span><text:span text:style-name="T17">1 PILOTS <text:tab/><text:tab/><text:tab/></text:span><text:a xlink:type="simple" xlink:href="https://www.youtube.com/watch?v=UprcpdwuwCg&amp;spfreload=10" text:style-name="Internet_20_link" text:visited-style-name="Visited_20_Internet_20_Link"><text:span text:style-name="T14">video</text:span></text:a><text:span text:style-name="T20"><text:tab/></text:span><text:span text:style-name="T10"><text:tab/></text:span><text:a xlink:type="simple" xlink:href="http://www.azlyrics.com/lyrics/twentyonepilots/heathens.html" text:style-name="Internet_20_link" text:visited-style-name="Visited_20_Internet_20_Link"><text:span text:style-name="T6">letra</text:span></text:a></text:p>
      <text:p text:style-name="P11"/>
      <text:p text:style-name="P8">JUSTIN BIEVER<text:tab/><text:tab/><text:a xlink:type="simple" xlink:href="https://www.youtube.com/watch?v=kffacxfA7G4" text:style-name="Internet_20_link" text:visited-style-name="Visited_20_Internet_20_Link"><text:span text:style-name="T3">video</text:span></text:a><text:span text:style-name="T5"><text:tab/><text:tab/></text:span><text:a xlink:type="simple" xlink:href="http://www.azlyrics.com/lyrics/justinbieber/baby.html" text:style-name="Internet_20_link" text:visited-style-name="Visited_20_Internet_20_Link"><text:span text:style-name="T6">letra</text:span></text:a></text:p>
      <text:p text:style-name="P11"/>
      <text:p text:style-name="P8">MIKE JACKSON<text:tab/><text:tab/><text:a xlink:type="simple" xlink:href="https://www.youtube.com/watch?v=sOnqjkJTMaA" text:style-name="Internet_20_link" text:visited-style-name="Visited_20_Internet_20_Link"><text:span text:style-name="T3">video</text:span></text:a><text:span text:style-name="T5"><text:tab/><text:tab/></text:span><text:a xlink:type="simple" xlink:href="http://www.azlyrics.com/lyrics/michaeljackson/thriller.html" text:style-name="Internet_20_link" text:visited-style-name="Visited_20_Internet_20_Link"><text:span text:style-name="T6">letra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ROCK</text:h>
      <text:p text:style-name="Text_20_body"/>
      <text:p text:style-name="P12">ELVIS<text:tab/><text:tab/><text:tab/><text:tab/><text:a xlink:type="simple" xlink:href="https://www.youtube.com/watch?v=gj0Rz-uP4Mk" text:style-name="Internet_20_link" text:visited-style-name="Visited_20_Internet_20_Link"><text:span text:style-name="T3">video</text:span></text:a><text:span text:style-name="T22"><text:tab/><text:tab/></text:span><text:a xlink:type="simple" xlink:href="http://www.azlyrics.com/lyrics/elvispresley/jailhouserock.html" text:style-name="Internet_20_link" text:visited-style-name="Visited_20_Internet_20_Link"><text:span text:style-name="T8">letra</text:span></text:a><text:tab/><text:tab/><text:tab/></text:p>
      <text:p text:style-name="P12"/>
      <text:p text:style-name="P12"><text:span text:style-name="T24">AC-DC</text:span><text:tab/><text:tab/><text:tab/><text:a xlink:type="simple" xlink:href="https://www.youtube.com/watch?v=pAgnJDJN4VA" text:style-name="Internet_20_link" text:visited-style-name="Visited_20_Internet_20_Link"><text:span text:style-name="T4">video</text:span></text:a><text:span text:style-name="T23"><text:tab/><text:tab/></text:span><text:a xlink:type="simple" xlink:href="http://www.azlyrics.com/lyrics/acdc/backinblack.html" text:style-name="Internet_20_link" text:visited-style-name="Visited_20_Internet_20_Link"><text:span text:style-name="T8">letra</text:span></text:a></text:p>
      <text:p text:style-name="P12"/>
      <text:p text:style-name="P12">SLASH<text:tab/><text:tab/><text:tab/><text:a xlink:type="simple" xlink:href="https://www.youtube.com/watch?v=bu_sMqZyOTg" text:style-name="Internet_20_link" text:visited-style-name="Visited_20_Internet_20_Link"><text:span text:style-name="T4">video</text:span></text:a><text:span text:style-name="T23"><text:tab/><text:tab/></text:span><text:a xlink:type="simple" xlink:href="http://www.azlyrics.com/lyrics/slash/anastasia.html" text:style-name="Internet_20_link" text:visited-style-name="Visited_20_Internet_20_Link"><text:span text:style-name="T8">letra</text:span>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soft-page-break/>PIANO</text:h>
      <text:p text:style-name="P13"/>
      <text:p text:style-name="P14"><text:span text:style-name="T12">LUDOVICO EINAUDI</text:span><text:tab/><text:a xlink:type="simple" xlink:href="https://www.youtube.com/watch?v=tk1ZgjJ2gq4" text:style-name="Internet_20_link" text:visited-style-name="Visited_20_Internet_20_Link"><text:span text:style-name="T13">video</text:span></text:a><text:span text:style-name="T16"><text:tab/><text:tab/>(no tiene letra)</text:span></text:p>
      <text:p text:style-name="P15"><text:span text:style-name="T17">CACCIAPAGLIA</text:span><text:span text:style-name="T16"><text:tab/><text:tab/></text:span><text:a xlink:type="simple" xlink:href="https://www.youtube.com/watch?v=Pf1ONrOyees&amp;spfreload=10" text:style-name="Internet_20_link" text:visited-style-name="Visited_20_Internet_20_Link"><text:span text:style-name="T13">video</text:span></text:a><text:span text:style-name="T16"><text:tab/><text:tab/>(no tiene letra)</text:span></text:p>
      <text:p text:style-name="P15"><text:span text:style-name="T17">OSKAR SCHUSTER</text:span><text:span text:style-name="T16"><text:tab/></text:span><text:a xlink:type="simple" xlink:href="https://www.youtube.com/watch?v=X6xdJqqcyuI" text:style-name="Internet_20_link" text:visited-style-name="Visited_20_Internet_20_Link"><text:span text:style-name="T13">video</text:span></text:a><text:span text:style-name="T16"><text:tab/><text:tab/>(no tiene letra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1" text:outline-level="1"><text:soft-page-break/>CLASSICA</text:h>
      <text:p text:style-name="Text_20_body"/>
      <text:p text:style-name="P16"><text:span text:style-name="T12">U2</text:span> <text:tab/><text:tab/><text:tab/><text:a xlink:type="simple" xlink:href="https://www.youtube.com/watch?v=XmSdTa9kaiQ" text:style-name="Internet_20_link" text:visited-style-name="Visited_20_Internet_20_Link"><text:span text:style-name="T2">video</text:span></text:a><text:span text:style-name="T21"><text:tab/><text:tab/></text:span><text:a xlink:type="simple" xlink:href="http://www.lyricsfreak.com/u/u2/with+or+without_20808423.html" text:style-name="Internet_20_link" text:visited-style-name="Visited_20_Internet_20_Link"><text:span text:style-name="T9">letra</text:span></text:a></text:p>
      <text:p text:style-name="P9">MOZART<text:tab/><text:tab/><text:a xlink:type="simple" xlink:href="https://www.youtube.com/watch?v=Zi8vJ_lMxQI" text:style-name="Internet_20_link" text:visited-style-name="Visited_20_Internet_20_Link"><text:span text:style-name="T3">video</text:span></text:a><text:span text:style-name="T5"><text:tab/><text:tab/>(no tiene letra)</text:span></text:p>
      <text:p text:style-name="P9">BEETHOVEN<text:tab/><text:a xlink:type="simple" xlink:href="https://www.youtube.com/watch?v=VFeRTANr_sw" text:style-name="Internet_20_link" text:visited-style-name="Visited_20_Internet_20_Link"><text:span text:style-name="T3">video</text:span></text:a><text:span text:style-name="T5"><text:tab/><text:tab/>(no tiene letr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8:20:41.908504085</meta:creation-date>
    <dc:date>2016-10-14T10:08:01.435392923</dc:date>
    <meta:editing-duration>PT34M43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6" meta:paragraph-count="26" meta:word-count="72" meta:character-count="485" meta:non-whitespace-character-count="389"/>
  </office:meta>
</office:document-meta>
</file>